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/>
    </style:style>
    <style:style style:name="P2" style:family="paragraph" style:parent-style-name="Standard">
      <style:paragraph-properties fo:text-align="justify" style:justify-single-word="false"/>
      <style:text-properties style:font-name="Verdana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Verdana"/>
    </style:style>
    <style:style style:name="P4" style:family="paragraph" style:parent-style-name="Standard">
      <style:paragraph-properties fo:text-align="start" style:justify-single-word="false"/>
      <style:text-properties style:font-name="Verdana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Verdana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Verdana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Verdana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tructions for Creating a Git Repository</text:p>
      <text:p text:style-name="P1"/>
      <text:p text:style-name="P2">Initialize Project:</text:p>
      <text:p text:style-name="P3"/>
      <text:list xml:id="list1592391745951027148" text:style-name="L1">
        <text:list-item>
          <text:p text:style-name="P5">Create repository on Github</text:p>
        </text:list-item>
        <text:list-item>
          <text:p text:style-name="P5">Create empty IntelliJ project</text:p>
        </text:list-item>
        <text:list-item>
          <text:p text:style-name="P5">Implement gitignore file in project root (look at how to create a gitignore file cheat sheet)</text:p>
        </text:list-item>
        <text:list-item>
          <text:p text:style-name="P5">Add files</text:p>
        </text:list-item>
        <text:list-item>
          <text:p text:style-name="P5">Push to remote repository</text:p>
        </text:list-item>
      </text:list>
      <text:p text:style-name="P4"/>
      <text:p text:style-name="P2">Clone Project:</text:p>
      <text:p text:style-name="P4"/>
      <text:list xml:id="list4346779193092141309" text:style-name="L2">
        <text:list-item>
          <text:p text:style-name="P6">Clone Project via internal IntelliJ VCS</text:p>
        </text:list-item>
      </text:list>
      <text:p text:style-name="P4"/>
      <text:p text:style-name="P4">or</text:p>
      <text:p text:style-name="P4"/>
      <text:list xml:id="list1258407169678114436" text:style-name="L3">
        <text:list-item>
          <text:p text:style-name="P7">Create empty project</text:p>
        </text:list-item>
        <text:list-item>
          <text:p text:style-name="P7">Connect to remote repository via GitBash</text:p>
        </text:list-item>
        <text:list-item>
          <text:p text:style-name="P7">Pull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Blaha</meta:initial-creator>
    <meta:creation-date>2019-11-19T17:08:50.51</meta:creation-date>
    <dc:date>2019-11-19T22:29:08.15</dc:date>
    <dc:creator>Simon Blaha</dc:creator>
    <meta:editing-duration>PT3M36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13" meta:word-count="61" meta:character-count="371"/>
  </office:meta>
</office:document-meta>
</file>